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180000004754EDCEB4338F3B0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402cm" table:align="margins"/>
    </style:style>
    <style:style style:name="Tabla1.A" style:family="table-column">
      <style:table-column-properties style:column-width="15.402cm" style:rel-column-width="65535*"/>
    </style:style>
    <style:style style:name="Tabla1.A1" style:family="table-cell">
      <style:table-cell-properties style:writing-mode="page"/>
    </style:style>
    <style:style style:name="Pruebas1" style:family="table">
      <style:table-properties style:width="15.402cm" table:align="margins" style:may-break-between-rows="true" table:border-model="collapsing"/>
    </style:style>
    <style:style style:name="Pruebas1.A" style:family="table-column">
      <style:table-column-properties style:column-width="5.135cm" style:rel-column-width="21845*"/>
    </style:style>
    <style:style style:name="Pruebas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uebas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ruebas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C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C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4" style:family="table-row">
      <style:table-row-properties fo:keep-together="auto"/>
    </style:style>
    <style:style style:name="Pruebas1.5" style:family="table-row">
      <style:table-row-properties style:min-row-height="0.961cm" fo:keep-together="auto"/>
    </style:style>
    <style:style style:name="Pruebas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6" style:family="table-row">
      <style:table-row-properties style:min-row-height="0.961cm"/>
    </style:style>
    <style:style style:name="Pruebas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ruebas1.B6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ruebas1.C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5.402cm" table:align="margins"/>
    </style:style>
    <style:style style:name="Tabla2.A" style:family="table-column">
      <style:table-column-properties style:column-width="15.402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5.402cm" table:align="margins" style:may-break-between-rows="true" table:border-model="collapsing"/>
    </style:style>
    <style:style style:name="Tabla3.A" style:family="table-column">
      <style:table-column-properties style:column-width="5.135cm" style:rel-column-width="21845*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2" style:family="table-row">
      <style:table-row-properties style:min-row-height="1.799cm"/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A4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5" style:family="table-row">
      <style:table-row-properties fo:keep-together="auto"/>
    </style:style>
    <style:style style:name="P1" style:family="paragraph" style:parent-style-name="Header">
      <style:text-properties officeooo:rsid="00252dab" officeooo:paragraph-rsid="001a9710"/>
    </style:style>
    <style:style style:name="P2" style:family="paragraph" style:parent-style-name="Standard">
      <style:paragraph-properties fo:text-align="justify" style:justify-single-word="false"/>
      <style:text-properties style:font-name="Cambria"/>
    </style:style>
    <style:style style:name="P3" style:family="paragraph" style:parent-style-name="Standard">
      <style:paragraph-properties fo:text-align="justify" style:justify-single-word="false"/>
      <style:text-properties style:font-name="Cambria" officeooo:paragraph-rsid="001a9710"/>
    </style:style>
    <style:style style:name="P4" style:family="paragraph" style:parent-style-name="Standard">
      <style:paragraph-properties fo:text-align="end" style:justify-single-word="false"/>
      <style:text-properties style:font-name="Cambria" fo:font-size="12pt" officeooo:rsid="00252dab" officeooo:paragraph-rsid="00252dab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mbria" fo:font-size="12pt" fo:font-style="normal" fo:font-weight="bold" style:font-size-asian="12pt" style:font-style-asian="normal" style:font-weight-asian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Cambria" fo:font-size="12pt" fo:font-style="normal" fo:font-weight="bold" officeooo:paragraph-rsid="002e4b7b" style:font-size-asian="12pt" style:font-style-asian="normal" style:font-weight-asian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Cambria"/>
    </style:style>
    <style:style style:name="P8" style:family="paragraph" style:parent-style-name="Standard">
      <style:paragraph-properties fo:line-height="115%" fo:text-align="start" style:justify-single-word="false"/>
      <style:text-properties style:font-name="Cambria" officeooo:paragraph-rsid="002a82e1"/>
    </style:style>
    <style:style style:name="P9" style:family="paragraph" style:parent-style-name="Standard">
      <style:paragraph-properties fo:line-height="115%" fo:text-align="start" style:justify-single-word="false"/>
      <style:text-properties style:font-name="Cambria" officeooo:paragraph-rsid="002e4b7b"/>
    </style:style>
    <style:style style:name="P10" style:family="paragraph" style:parent-style-name="Standard">
      <style:paragraph-properties fo:line-height="115%" fo:text-align="start" style:justify-single-word="false"/>
      <style:text-properties style:font-name="Cambria" fo:font-weight="bold" officeooo:rsid="003386f9" officeooo:paragraph-rsid="003386f9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Cambria" fo:font-weight="normal" officeooo:rsid="003386f9" officeooo:paragraph-rsid="003386f9" style:font-weight-asian="normal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color="#000000" loext:opacity="100%" style:font-name="Cambria" fo:font-weight="bold" officeooo:rsid="0029624f" officeooo:paragraph-rsid="002a82e1" style:font-weight-asian="bold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fo:color="#000000" loext:opacity="100%" style:font-name="Cambria" officeooo:rsid="002a82e1" officeooo:paragraph-rsid="002a82e1"/>
    </style:style>
    <style:style style:name="P14" style:family="paragraph" style:parent-style-name="Standard">
      <style:paragraph-properties fo:line-height="115%" fo:text-align="start" style:justify-single-word="false"/>
      <style:text-properties fo:color="#000000" loext:opacity="100%" style:font-name="Cambria" fo:font-size="12pt" fo:font-style="normal" fo:font-weight="normal" officeooo:paragraph-rsid="002a82e1" style:font-size-asian="12pt" style:font-style-asian="normal" style:font-weight-asian="normal"/>
    </style:style>
    <style:style style:name="P15" style:family="paragraph" style:parent-style-name="Standard">
      <style:paragraph-properties fo:line-height="115%" fo:text-align="start" style:justify-single-word="false"/>
      <style:text-properties fo:color="#000000" loext:opacity="100%" style:font-name="Cambria" fo:font-size="12pt" fo:font-style="normal" fo:font-weight="normal" officeooo:rsid="002a82e1" officeooo:paragraph-rsid="002a82e1" style:font-size-asian="12pt" style:font-style-asian="normal" style:font-weight-asian="normal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loext:opacity="100%" style:font-name="Cambria" fo:font-size="12pt" fo:font-style="normal" fo:font-weight="normal" officeooo:rsid="0029624f" officeooo:paragraph-rsid="002a82e1" style:font-size-asian="12pt" style:font-style-asian="normal" style:font-weight-asian="normal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loext:opacity="100%" style:font-name="Cambria" fo:font-size="12pt" fo:font-style="normal" fo:font-weight="normal" officeooo:rsid="0036d1c9" officeooo:paragraph-rsid="002a82e1" style:font-size-asian="12pt" style:font-style-asian="normal" style:font-weight-asian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c7c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e209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15%" fo:text-align="start" style:justify-single-word="false"/>
      <style:text-properties fo:color="#5d2134" loext:opacity="100%" style:font-name="Cambria" officeooo:paragraph-rsid="002a82e1"/>
    </style:style>
    <style:style style:name="P24" style:family="paragraph" style:parent-style-name="Standard">
      <style:paragraph-properties fo:line-height="115%" fo:text-align="start" style:justify-single-word="false"/>
      <style:text-properties fo:color="#5d2134" loext:opacity="100%" style:font-name="Cambria" fo:font-weight="bold" officeooo:rsid="002a82e1" officeooo:paragraph-rsid="002a82e1" style:font-weight-asian="bold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color="#5d2134" loext:opacity="100%" style:font-name="Cambria" fo:font-weight="bold" officeooo:paragraph-rsid="002a82e1" style:font-weight-asian="bold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color="#5d2134" loext:opacity="100%" style:font-name="Cambria" fo:font-size="12pt" fo:font-style="normal" fo:font-weight="bold" officeooo:paragraph-rsid="002a82e1" style:font-size-asian="12pt" style:font-style-asian="normal" style:font-weight-asian="bold"/>
    </style:style>
    <style:style style:name="P27" style:family="paragraph" style:parent-style-name="Standard">
      <style:paragraph-properties fo:line-height="115%" fo:text-align="start" style:justify-single-word="false"/>
      <style:text-properties fo:color="#5d2134" loext:opacity="100%" style:font-name="Cambria" fo:font-size="12pt" fo:font-style="normal" fo:font-weight="bold" officeooo:paragraph-rsid="002e4b7b" style:font-size-asian="12pt" style:font-style-asian="normal" style:font-weight-asian="bold"/>
    </style:style>
    <style:style style:name="P28" style:family="paragraph" style:parent-style-name="Standard">
      <style:paragraph-properties fo:text-align="end" style:justify-single-word="false"/>
      <style:text-properties fo:color="#75132e" loext:opacity="100%" style:font-name="Cambria" fo:font-size="12pt" fo:font-weight="bold" officeooo:rsid="00252dab" officeooo:paragraph-rsid="00252da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color="#67ab5d" loext:opacity="100%" style:font-name="Cambria" officeooo:paragraph-rsid="002a82e1"/>
    </style:style>
    <style:style style:name="P30" style:family="paragraph" style:parent-style-name="Standard">
      <style:paragraph-properties fo:line-height="115%" fo:text-align="start" style:justify-single-word="false"/>
      <style:text-properties fo:color="#67ab5d" loext:opacity="100%" style:font-name="Cambria" fo:font-weight="normal" officeooo:paragraph-rsid="002a82e1" style:font-weight-asian="normal"/>
    </style:style>
    <style:style style:name="P31" style:family="paragraph" style:parent-style-name="Standard">
      <style:paragraph-properties fo:line-height="115%" fo:text-align="justify" style:justify-single-word="false"/>
      <style:text-properties fo:color="#67ab5d" loext:opacity="100%" style:font-name="Cambria" fo:font-weight="normal" style:font-weight-asian="normal"/>
    </style:style>
    <style:style style:name="P32" style:family="paragraph" style:parent-style-name="Standard">
      <style:paragraph-properties fo:line-height="115%" fo:text-align="justify" style:justify-single-word="false"/>
      <style:text-properties fo:color="#67ab5d" loext:opacity="100%" style:font-name="Cambria" fo:font-weight="normal" officeooo:paragraph-rsid="002e4b7b" style:font-weight-asian="normal"/>
    </style:style>
    <style:style style:name="P33" style:family="paragraph" style:parent-style-name="Standard">
      <style:paragraph-properties fo:line-height="115%" fo:text-align="start" style:justify-single-word="false"/>
      <style:text-properties fo:color="#67ab5d" loext:opacity="100%" style:font-name="Cambria" fo:font-weight="bold" officeooo:rsid="0029624f" officeooo:paragraph-rsid="002a82e1" style:font-weight-asian="bold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officeooo:paragraph-rsid="002a82e1"/>
    </style:style>
    <style:style style:name="P35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style:font-name="Cambria"/>
    </style:style>
    <style:style style:name="P36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style:font-name="Cambria" officeooo:paragraph-rsid="002e4b7b"/>
    </style:style>
    <style:style style:name="P37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ambria" officeooo:paragraph-rsid="002a82e1"/>
    </style:style>
    <style:style style:name="P38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fo:color="#5d2134" loext:opacity="100%" style:font-name="Cambria" fo:font-weight="bold" officeooo:rsid="002a82e1" officeooo:paragraph-rsid="002a82e1" style:font-weight-asian="bold" style:font-weight-complex="bold"/>
    </style:style>
    <style:style style:name="P39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fo:color="#5d2134" loext:opacity="100%" style:font-name="Cambria" fo:font-weight="bold" officeooo:rsid="002a82e1" officeooo:paragraph-rsid="002e4b7b" style:font-weight-asian="bold" style:font-weight-complex="bold"/>
    </style:style>
    <style:style style:name="P40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5d2134" loext:opacity="100%" style:font-name="Cambria" fo:font-weight="bold" officeooo:rsid="003386f9" officeooo:paragraph-rsid="003386f9" style:font-weight-asian="bold" style:font-weight-complex="bold"/>
    </style:style>
    <style:style style:name="P41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5d2134" loext:opacity="100%" style:font-name="Cambria" fo:font-weight="bold" officeooo:rsid="0034c74c" officeooo:paragraph-rsid="0034c74c" style:font-weight-asian="bold" style:font-weight-complex="bold"/>
    </style:style>
    <style:style style:name="P42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5d2134" loext:opacity="100%" style:font-name="Cambria" fo:font-weight="bold" officeooo:rsid="0035a523" officeooo:paragraph-rsid="0035a523" style:font-weight-asian="bold" style:font-weight-complex="bold"/>
    </style:style>
    <style:style style:name="P43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5d2134" loext:opacity="100%" style:font-name="Cambria" fo:font-size="12pt" fo:font-style="normal" fo:font-weight="bold" officeooo:paragraph-rsid="002a82e1" style:font-size-asian="12pt" style:font-style-asian="normal" style:font-weight-asian="bold"/>
    </style:style>
    <style:style style:name="P44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5d2134" loext:opacity="100%" style:font-name="Cambria" fo:font-size="12pt" fo:font-style="normal" fo:font-weight="bold" officeooo:paragraph-rsid="002e4b7b" style:font-size-asian="12pt" style:font-style-asian="normal" style:font-weight-asian="bold"/>
    </style:style>
    <style:style style:name="P45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5d2134" loext:opacity="100%" style:font-name="Cambria" fo:font-size="12pt" fo:font-style="normal" fo:font-weight="bold" officeooo:rsid="002a82e1" officeooo:paragraph-rsid="0035a523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5d2134" loext:opacity="100%" style:font-name="Cambria" fo:font-size="12pt" fo:font-style="normal" fo:font-weight="bold" officeooo:rsid="0035a523" officeooo:paragraph-rsid="0035a523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fo:color="#67ab5d" loext:opacity="100%" style:font-name="Cambria" fo:font-size="12pt" fo:font-style="normal" fo:font-weight="normal" style:font-size-asian="12pt" style:font-style-asian="normal" style:font-weight-asian="normal"/>
    </style:style>
    <style:style style:name="P48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fo:color="#67ab5d" loext:opacity="100%" style:font-name="Cambria" fo:font-size="12pt" fo:font-style="normal" fo:font-weight="normal" officeooo:paragraph-rsid="002e4b7b" style:font-size-asian="12pt" style:font-style-asian="normal" style:font-weight-asian="normal"/>
    </style:style>
    <style:style style:name="P49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67ab5d" loext:opacity="100%" style:font-name="Cambria" fo:font-weight="normal" officeooo:rsid="0034c74c" officeooo:paragraph-rsid="0034c74c" style:font-weight-asian="normal" style:font-weight-complex="normal"/>
    </style:style>
    <style:style style:name="P50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000000" loext:opacity="100%" style:font-name="Cambria" fo:font-weight="bold" officeooo:rsid="0034c74c" officeooo:paragraph-rsid="0034c74c" style:font-weight-asian="bold" style:font-weight-complex="bold"/>
    </style:style>
    <style:style style:name="P51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000000" loext:opacity="100%" style:font-name="Cambria" fo:font-weight="normal" officeooo:rsid="003386f9" officeooo:paragraph-rsid="003386f9" style:font-weight-asian="normal" style:font-weight-complex="normal"/>
    </style:style>
    <style:style style:name="P52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000000" loext:opacity="100%" style:font-name="Cambria" fo:font-weight="normal" officeooo:rsid="0034c74c" officeooo:paragraph-rsid="0034c74c" style:font-weight-asian="normal" style:font-weight-complex="normal"/>
    </style:style>
    <style:style style:name="P53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000000" loext:opacity="100%" style:font-name="Cambria" fo:font-weight="normal" officeooo:rsid="0035a523" officeooo:paragraph-rsid="0035a523" style:font-weight-asian="normal" style:font-weight-complex="normal"/>
    </style:style>
    <style:style style:name="P54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fo:color="#000000" loext:opacity="100%" style:font-name="Cambria" fo:font-size="12pt" fo:font-style="normal" fo:font-weight="normal" officeooo:rsid="0035a523" officeooo:paragraph-rsid="0035a523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252dab"/>
    </style:style>
    <style:style style:name="P56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2e4b7b"/>
    </style:style>
    <style:style style:name="P57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style:text-line-through-style="none" style:text-line-through-type="none" style:font-name="Cambria" fo:font-size="12pt" style:text-underline-style="none" fo:font-weight="normal" officeooo:paragraph-rsid="00252dab" style:font-size-asian="12pt" style:font-weight-asian="normal" style:font-size-complex="12pt"/>
    </style:style>
    <style:style style:name="P58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style:text-line-through-style="none" style:text-line-through-type="none" style:font-name="Cambria" fo:font-size="12pt" style:text-underline-style="none" fo:font-weight="normal" officeooo:paragraph-rsid="002e4b7b" style:font-size-asian="12pt" style:font-weight-asian="normal" style:font-size-complex="12pt"/>
    </style:style>
    <style:style style:name="P59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style:text-line-through-style="none" style:text-line-through-type="none" style:font-name="Cambria" fo:font-size="12pt" style:text-underline-style="none" fo:font-weight="normal" officeooo:paragraph-rsid="00302c3e" style:font-size-asian="12pt" style:font-weight-asian="normal" style:font-size-complex="12pt"/>
    </style:style>
    <style:style style:name="P60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75132e" loext:opacity="100%" style:text-line-through-style="none" style:text-line-through-type="none" style:font-name="Cambria" fo:font-size="12pt" style:text-underline-style="none" fo:font-weight="bold" officeooo:rsid="00252dab" officeooo:paragraph-rsid="00252dab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75132e" loext:opacity="100%" style:text-line-through-style="none" style:text-line-through-type="none" style:font-name="Cambria" fo:font-size="12pt" style:text-underline-style="none" fo:font-weight="bold" officeooo:rsid="00252dab" officeooo:paragraph-rsid="002e4b7b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font-name="Cambria" officeooo:rsid="001a9710" officeooo:paragraph-rsid="001a9710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c7c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e209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2e4b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2e4b7b" style:font-size-asian="10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2c7cff" officeooo:paragraph-rsid="002c7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2e2093" officeooo:paragraph-rsid="002e2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2e4b7b" officeooo:paragraph-rsid="002e4b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5a523" officeooo:paragraph-rsid="0035a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5bfc0" officeooo:paragraph-rsid="0035b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634e9" officeooo:paragraph-rsid="003634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normal" officeooo:rsid="00318871" officeooo:paragraph-rsid="00318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2c7cff" officeooo:paragraph-rsid="002c7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" fo:font-size="12pt" fo:font-style="normal" fo:text-shadow="none" style:text-underline-style="none" fo:font-weight="bold" officeooo:rsid="002c7cff" officeooo:paragraph-rsid="002e4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Heading_20_1">
      <style:paragraph-properties fo:text-align="center" style:justify-single-word="false"/>
      <style:text-properties fo:color="#75132e" loext:opacity="100%" style:font-name="Cambria" officeooo:rsid="001a9710" officeooo:paragraph-rsid="001a9710"/>
    </style:style>
    <style:style style:name="P81" style:family="paragraph" style:parent-style-name="Standard" style:list-style-name="L1">
      <style:paragraph-properties fo:margin-top="0cm" fo:margin-bottom="0.139cm" style:contextual-spacing="false" fo:line-height="115%" fo:text-align="justify" style:justify-single-word="false"/>
      <style:text-properties style:text-line-through-style="none" style:text-line-through-type="none" style:font-name="Cambria" fo:font-size="12pt" style:text-underline-style="none" fo:font-weight="normal" officeooo:paragraph-rsid="00252dab" style:font-size-asian="12pt" style:font-weight-asian="normal" style:font-size-complex="12pt"/>
    </style:style>
    <style:style style:name="T1" style:family="text">
      <style:text-properties style:text-line-through-style="none" style:text-line-through-type="none" style:font-name="Cambria" fo:font-size="12pt" style:text-underline-style="none" fo:font-weight="normal" style:font-size-asian="12pt" style:font-weight-asian="normal" style:font-size-complex="12pt"/>
    </style:style>
    <style:style style:name="T2" style:family="text">
      <style:text-properties style:text-line-through-style="none" style:text-line-through-type="none" style:font-name="Cambria" fo:font-size="12pt" style:text-underline-style="none" fo:font-weight="normal" officeooo:rsid="00318871" style:font-size-asian="12pt" style:font-weight-asian="normal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3386f9" style:font-weight-asian="bold" style:font-weight-complex="bold"/>
    </style:style>
    <style:style style:name="T5" style:family="text">
      <style:text-properties fo:font-size="12pt" fo:font-style="normal" fo:font-weight="bold" style:font-size-asian="12pt" style:font-style-asian="normal" style:font-weight-asian="bold"/>
    </style:style>
    <style:style style:name="T6" style:family="text">
      <style:text-properties fo:font-size="12pt" fo:font-style="normal" fo:font-weight="normal" style:font-size-asian="12pt" style:font-style-asian="normal" style:font-weight-asian="normal"/>
    </style:style>
    <style:style style:name="T7" style:family="text">
      <style:text-properties fo:font-size="12pt" fo:font-style="normal" fo:font-weight="normal" style:font-size-asian="12pt" style:font-style-asian="normal" style:font-weight-asian="normal" style:font-weight-complex="normal"/>
    </style:style>
    <style:style style:name="T8" style:family="text">
      <style:text-properties fo:font-size="12pt" fo:font-style="normal" fo:font-weight="normal" officeooo:rsid="0034c74c" style:font-size-asian="12pt" style:font-style-asian="normal" style:font-weight-asian="normal" style:font-weight-complex="normal"/>
    </style:style>
    <style:style style:name="T9" style:family="text">
      <style:text-properties fo:font-size="12pt" fo:font-style="normal" fo:font-weight="normal" officeooo:rsid="0036d1c9" style:font-size-asian="12pt" style:font-style-asian="normal" style:font-weight-asian="normal" style:font-weight-complex="normal"/>
    </style:style>
    <style:style style:name="T10" style:family="text">
      <style:text-properties fo:font-size="12pt" fo:font-style="normal" fo:font-weight="normal" officeooo:rsid="0029624f" style:font-size-asian="12pt" style:font-style-asian="normal" style:font-weight-asian="normal"/>
    </style:style>
    <style:style style:name="T11" style:family="text">
      <style:text-properties fo:font-size="12pt" fo:font-style="normal" style:font-size-asian="12pt" style:font-style-asian="normal"/>
    </style:style>
    <style:style style:name="T12" style:family="text">
      <style:text-properties fo:font-size="12pt" fo:font-style="normal" officeooo:rsid="0029624f" style:font-size-asian="12pt" style:font-style-asian="normal"/>
    </style:style>
    <style:style style:name="T13" style:family="text">
      <style:text-properties fo:font-size="12pt" fo:font-style="normal" officeooo:rsid="0034c74c" style:font-size-asian="12pt" style:font-style-asian="normal"/>
    </style:style>
    <style:style style:name="T14" style:family="text">
      <style:text-properties fo:color="#67ab5d" loext:opacity="100%"/>
    </style:style>
    <style:style style:name="T15" style:family="text">
      <style:text-properties fo:color="#67ab5d" loext:opacity="100%" fo:font-weight="normal" style:font-weight-asian="normal"/>
    </style:style>
    <style:style style:name="T16" style:family="text">
      <style:text-properties fo:color="#67ab5d" loext:opacity="100%" fo:font-weight="normal" style:font-weight-asian="normal" style:font-weight-complex="normal"/>
    </style:style>
    <style:style style:name="T17" style:family="text">
      <style:text-properties fo:color="#67ab5d" loext:opacity="100%" fo:font-size="12pt" fo:font-style="normal" fo:font-weight="normal" style:font-size-asian="12pt" style:font-style-asian="normal" style:font-weight-asian="normal"/>
    </style:style>
    <style:style style:name="T18" style:family="text">
      <style:text-properties fo:color="#67ab5d" loext:opacity="100%" fo:font-size="12pt" fo:font-style="normal" fo:font-weight="normal" officeooo:rsid="0029624f" style:font-size-asian="12pt" style:font-style-asian="normal" style:font-weight-asian="normal"/>
    </style:style>
    <style:style style:name="T19" style:family="text">
      <style:text-properties fo:color="#67ab5d" loext:opacity="100%" fo:font-size="12pt" fo:font-style="normal" fo:font-weight="normal" style:font-size-asian="12pt" style:font-style-asian="normal" style:font-weight-asian="normal" style:font-weight-complex="normal"/>
    </style:style>
    <style:style style:name="T20" style:family="text">
      <style:text-properties fo:color="#67ab5d" loext:opacity="100%" officeooo:rsid="0034c74c"/>
    </style:style>
    <style:style style:name="T21" style:family="text">
      <style:text-properties fo:color="#67ab5d" loext:opacity="100%" officeooo:rsid="0035bfc0"/>
    </style:style>
    <style:style style:name="T22" style:family="text">
      <style:text-properties fo:color="#67ab5d" loext:opacity="100%" style:font-name="Cambria" fo:font-size="12pt" fo:font-style="normal" fo:font-weight="normal" officeooo:rsid="0029624f" style:font-size-asian="12pt" style:font-style-asian="normal" style:font-weight-asian="normal"/>
    </style:style>
    <style:style style:name="T23" style:family="text">
      <style:text-properties fo:color="#000000" loext:opacity="100%" fo:font-weight="bold" style:font-weight-asian="bold"/>
    </style:style>
    <style:style style:name="T24" style:family="text">
      <style:text-properties fo:color="#000000" loext:opacity="100%" fo:font-weight="normal" style:font-weight-asian="normal"/>
    </style:style>
    <style:style style:name="T25" style:family="text">
      <style:text-properties fo:color="#000000" loext:opacity="100%" fo:font-weight="normal" officeooo:rsid="0034c74c" style:font-weight-asian="normal"/>
    </style:style>
    <style:style style:name="T26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27" style:family="text">
      <style:text-properties fo:color="#000000" loext:opacity="100%" style:font-name="Cambria" fo:font-size="12pt" fo:font-style="normal" fo:font-weight="normal" style:font-size-asian="12pt" style:font-style-asian="normal" style:font-weight-asian="normal"/>
    </style:style>
    <style:style style:name="T28" style:family="text">
      <style:text-properties fo:color="#000000" loext:opacity="100%" style:font-name="Cambria" fo:font-size="12pt" fo:font-style="normal" fo:font-weight="normal" officeooo:rsid="00318871" style:font-size-asian="12pt" style:font-style-asian="normal" style:font-weight-asian="normal"/>
    </style:style>
    <style:style style:name="T29" style:family="text">
      <style:text-properties fo:color="#000000" loext:opacity="100%" style:font-name="Cambria" fo:font-size="12pt" fo:font-style="normal" fo:font-weight="normal" officeooo:rsid="0036d1c9" style:font-size-asian="12pt" style:font-style-asian="normal" style:font-weight-asian="normal"/>
    </style:style>
    <style:style style:name="T30" style:family="text">
      <style:text-properties fo:color="#5d2134" loext:opacity="100%" style:font-name="Cambria" fo:font-size="12pt" fo:font-weight="bold" style:font-size-asian="12pt" style:font-weight-asian="bold" style:font-size-complex="12pt"/>
    </style:style>
    <style:style style:name="T31" style:family="text">
      <style:text-properties fo:color="#5d2134" loext:opacity="100%" style:font-name="Cambria" fo:font-size="12pt" fo:font-weight="bold" officeooo:rsid="002c7cff" style:font-size-asian="12pt" style:font-weight-asian="bold" style:font-size-complex="12pt"/>
    </style:style>
    <style:style style:name="T32" style:family="text">
      <style:text-properties fo:color="#5d2134" loext:opacity="100%" style:font-name="Cambria" fo:font-size="12pt" fo:font-weight="bold" officeooo:rsid="002e4b7b" style:font-size-asian="12pt" style:font-weight-asian="bold" style:font-size-complex="12pt"/>
    </style:style>
    <style:style style:name="T33" style:family="text">
      <style:text-properties fo:color="#5d2134" loext:opacity="100%" style:font-name="Cambria" fo:font-size="12pt" fo:font-style="normal" fo:font-weight="bold" style:font-size-asian="12pt" style:font-style-asian="normal" style:font-weight-asian="bold"/>
    </style:style>
    <style:style style:name="T34" style:family="text">
      <style:text-properties fo:color="#5d2134" loext:opacity="100%" style:font-name="Cambria" fo:font-size="12pt" fo:font-style="normal" fo:font-weight="bold" officeooo:rsid="0034c74c" style:font-size-asian="12pt" style:font-style-asian="normal" style:font-weight-asian="bold"/>
    </style:style>
    <style:style style:name="T35" style:family="text">
      <style:text-properties style:font-name="Cambria"/>
    </style:style>
    <style:style style:name="T36" style:family="text">
      <style:text-properties style:font-name="Cambria" fo:font-size="12pt" fo:font-weight="bold" style:font-size-asian="12pt" style:font-weight-asian="bold" style:font-size-complex="12pt"/>
    </style:style>
    <style:style style:name="T37" style:family="text">
      <style:text-properties officeooo:rsid="00318871"/>
    </style:style>
    <style:style style:name="T38" style:family="text">
      <style:text-properties officeooo:rsid="002c7cff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386f9" style:font-weight-asian="normal" style:font-weight-complex="normal"/>
    </style:style>
    <style:style style:name="T41" style:family="text">
      <style:text-properties officeooo:rsid="003634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28">ANDREA FERNÁNDEZ JOGLAR – 1º DAM</text:p>
      <text:p text:style-name="P4"/>
      <text:h text:style-name="P80" text:outline-level="1">TAREA DE ENTREGA</text:h>
      <text:p text:style-name="P62"/>
      <text:p text:style-name="P55"><text:span text:style-name="T31">EJERCICIO 1</text:span><text:span text:style-name="T30">.</text:span><text:span text:style-name="T36"> </text:span><text:span text:style-name="T1">Escribe un programa que pida el límite inferior y superior de un intervalo. Si el límite inferior es mayor que el superior lo tiene que volver a pedir. A continuación, se van introduciendo números hasta que introduzcamos el 0. </text:span></text:p>
      <text:p text:style-name="P57">Cuando termine el programa dará las siguientes informaciones:</text:p>
      <text:list xml:id="list1139684704" text:style-name="L1">
        <text:list-item>
          <text:p text:style-name="P81">La suma de los números que están dentro del intervalo (intervalo abierto). </text:p>
        </text:list-item>
        <text:list-item>
          <text:p text:style-name="P81">Cuantos números están fuera del intervalo. </text:p>
        </text:list-item>
        <text:list-item>
          <text:p text:style-name="P81">Informa si hemos introducido algún número igual a los límites del intervalo.</text:p>
        </text:list-item>
      </text:list>
      <text:p text:style-name="P57"/>
      <text:p text:style-name="P60">ALGORITMO:</text:p>
      <text:p text:style-name="P47"/>
      <table:table table:name="Tabla1" table:style-name="Tabla1">
        <table:table-column table:style-name="Tabla1.A"/>
        <table:table-row>
          <table:table-cell table:style-name="Tabla1.A1" office:value-type="string">
            <text:p text:style-name="P43"><text:s/>Declaramos el teclado.</text:p>
            <text:p text:style-name="P26"><text:s/>Declaramos las variables que vamos a usar:</text:p>
            <text:p text:style-name="P8"><text:s/><text:span text:style-name="T6">- </text:span><text:span text:style-name="T3">double</text:span> inf, sup, num, suma; </text:p>
            <text:p text:style-name="P8"><text:s/><text:span text:style-name="T17">// corresponden con los límites inferior y superior, el número (o números) pedidos por </text:span><text:span text:style-name="T14">teclado y la suma de los números pedidos.</text:span></text:p>
            <text:p text:style-name="P29"/>
            <text:p text:style-name="P8"><text:s/><text:span text:style-name="T26">- </text:span><text:span text:style-name="T23">int</text:span><text:span text:style-name="T24"> contInf, contSup, contFuera;</text:span></text:p>
            <text:p text:style-name="P8"><text:s/><text:span text:style-name="T17">// para contabilizar la cantidad de veces que introducimos un número igual que el </text:span><text:span text:style-name="T15">límite inferior, el superior o que esté fuera del intervalo.</text:span></text:p>
            <text:p text:style-name="P30"/>
            <text:p text:style-name="P23"><text:s/><text:span text:style-name="T5"><text:s/>Inicializamos las variables:</text:span></text:p>
            <text:p text:style-name="P8"><text:s/><text:span text:style-name="T26">num = 1; </text:span><text:span text:style-name="T15">//para su entrada en el bucle</text:span></text:p>
            <text:p text:style-name="P8"><text:s/><text:span text:style-name="T26">suma = 0;</text:span></text:p>
            <text:p text:style-name="P8"><text:s/><text:span text:style-name="T26">contInf = 0;</text:span></text:p>
            <text:p text:style-name="P8"><text:s/><text:span text:style-name="T26">contSup = 0;</text:span></text:p>
            <text:p text:style-name="P8"><text:s/><text:span text:style-name="T26">contFuera = 0;</text:span></text:p>
            <text:p text:style-name="P14"/>
            <text:p text:style-name="P26"><text:s/>Pedimos los límites del intervalo por teclado:</text:p>
            <text:p text:style-name="P34"><text:span text:style-name="T35"><text:s/></text:span><text:span text:style-name="T27">- </text:span><text:span text:style-name="T28">Syso</text:span><text:span text:style-name="T27"> (“Escribe límite inferior: ”)</text:span></text:p>
            <text:p text:style-name="P8"><text:s/><text:span text:style-name="T26">- inf = teclado</text:span></text:p>
            <text:p text:style-name="P14"><text:soft-page-break/>- Syso (“Escribe límite superior: ”)</text:p>
            <text:p text:style-name="P14">- sup = teclado</text:p>
            <text:p text:style-name="P14"/>
            <text:p text:style-name="P34"><text:span text:style-name="T33"><text:s/></text:span><text:span text:style-name="T34">Evitamos</text:span><text:span text:style-name="T33"> posibles errores:</text:span></text:p>
            <text:p text:style-name="P8"><text:span text:style-name="T17">// </text:span><text:span text:style-name="T18">recurrimos a un bucle para evitar que el límite superior pueda ser menor que el inferior</text:span></text:p>
            <text:p text:style-name="P8"><text:s/><text:span text:style-name="T24">Mientras (sup menor que inf), </text:span><text:span text:style-name="T25">repetir</text:span></text:p>
            <text:p text:style-name="P8"><text:s/><text:tab/><text:span text:style-name="T26">Syso (“escribe un número mayor que el inferior”) y leer (sup = teclado)</text:span></text:p>
            <text:p text:style-name="P14"/>
            <text:p text:style-name="P14"/>
            <text:p text:style-name="P25"><text:span text:style-name="T12"><text:s/></text:span><text:span text:style-name="T13">Desarrollamos el bucle:</text:span></text:p>
            <text:p text:style-name="P12"><text:span text:style-name="T7">Mientras el num != 0, </text:span><text:span text:style-name="T8">repetir</text:span></text:p>
            <text:p text:style-name="P16"><text:tab/>Syso (“Escribe un número: ”) </text:p>
            <text:p text:style-name="P12"><text:span text:style-name="T19"><text:tab/></text:span><text:span text:style-name="T7">leer num = teclado</text:span></text:p>
            <text:p text:style-name="P33"><text:span text:style-name="T7">// </text:span><text:span text:style-name="T9">condiciones</text:span></text:p>
            <text:p text:style-name="P34"><text:span text:style-name="T22"><text:s text:c="13"/></text:span><text:span text:style-name="T29">Si ((num &gt; inf ) y (num &lt;sup)), entonces</text:span></text:p>
            <text:p text:style-name="P17"><text:s text:c="13"/>suma = suma + num;</text:p>
            <text:p text:style-name="P17"><text:s text:c="13"/>Si (num == inf), entonces</text:p>
            <text:p text:style-name="P17"><text:s text:c="13"/>contInf++;</text:p>
            <text:p text:style-name="P17"><text:s text:c="13"/>Si (num == sup), entonces</text:p>
            <text:p text:style-name="P17"><text:s text:c="13"/>contSup++;</text:p>
            <text:p text:style-name="P17"><text:s text:c="13"/>Si (num &lt; inf) o (num &gt; sup) y además (num != 0), entonces</text:p>
            <text:p text:style-name="P17"><text:s text:c="13"/>contFuera++;</text:p>
            <text:p text:style-name="P24"><text:span text:style-name="T12"><text:s/></text:span><text:span text:style-name="T11">Final del bucle</text:span></text:p>
            <text:p text:style-name="P13"><text:span text:style-name="T10">C</text:span><text:span text:style-name="T6">uando número = 0, se para el bucle e imprimimos</text:span></text:p>
            <text:p text:style-name="P15">1. Syso: Suma de números dentro del intervalo + suma;</text:p>
            <text:p text:style-name="P15">2. Syso: Número de veces que se escribió el número inferior + contInf</text:p>
            <text:p text:style-name="P15">3. Syso: Número de veces que se escribió el número superior + contSup</text:p>
            <text:p text:style-name="P15">4. Syso: Número de veces que se escribieron números fuera del intervalo + contFuera</text:p>
            <text:p text:style-name="P15"><text:tab/></text:p>
            <text:p text:style-name="P37"/>
          </table:table-cell>
        </table:table-row>
      </table:table>
      <text:p text:style-name="P31"/>
      <text:p text:style-name="P5"/>
      <text:p text:style-name="P38">BATERÍA DE PRUEBAS</text:p>
      <table:table table:name="Pruebas1" table:style-name="Pruebas1" table:template-name="Simple Grid Rows">
        <table:table-column table:style-name="Pruebas1.A" table:number-columns-repeated="3"/>
        <table:table-row>
          <table:table-cell table:style-name="Pruebas1.A1" office:value-type="string">
            <text:p text:style-name="P78">Caso de prueba</text:p>
          </table:table-cell>
          <table:table-cell table:style-name="Pruebas1.B1" office:value-type="string">
            <text:p text:style-name="P78">Entrada</text:p>
          </table:table-cell>
          <table:table-cell table:style-name="Pruebas1.A1" office:value-type="string">
            <text:p text:style-name="P78">Salida</text:p>
          </table:table-cell>
        </table:table-row>
        <table:table-row>
          <table:table-cell table:style-name="Pruebas1.A2" office:value-type="string">
            <text:p text:style-name="P71">Si introducimos un límite superior menor que el inferior.</text:p>
          </table:table-cell>
          <table:table-cell table:style-name="Pruebas1.B2" office:value-type="float" office:value="0">
            <text:p text:style-name="P18">Introduce el número inferior del intervalo: </text:p>
            <text:p text:style-name="P63">3</text:p>
            <text:p text:style-name="P63">Introduce el número superior del intervalo: </text:p>
            <text:p text:style-name="P63">1</text:p>
            <text:p text:style-name="P18"/>
          </table:table-cell>
          <table:table-cell table:style-name="Pruebas1.C2" office:value-type="float" office:value="0">
            <text:p text:style-name="P19">El número superior es menor que el inferior. Por favor, introduzca un número mayor que el límite inferior: </text:p>
            <text:p text:style-name="P19"/>
          </table:table-cell>
        </table:table-row>
        <text:soft-page-break/>
        <table:table-row>
          <table:table-cell table:style-name="Pruebas1.A5" office:value-type="string">
            <text:p text:style-name="P71">Si introducimos límites con números positivos.</text:p>
          </table:table-cell>
          <table:table-cell table:style-name="Pruebas1.B3" office:value-type="float" office:value="0">
            <text:p text:style-name="P18">Introduce el número inferior del intervalo: </text:p>
            <text:p text:style-name="P63">16</text:p>
            <text:p text:style-name="P63">Introduce el número superior del intervalo: </text:p>
            <text:p text:style-name="P63">28</text:p>
            <text:p text:style-name="P63">Introduce un número: </text:p>
            <text:p text:style-name="P63">1</text:p>
            <text:p text:style-name="P63">Introduce un número: </text:p>
            <text:p text:style-name="P63">16</text:p>
            <text:p text:style-name="P63">Introduce un número: </text:p>
            <text:p text:style-name="P63">20</text:p>
            <text:p text:style-name="P63">Introduce un número: </text:p>
            <text:p text:style-name="P63">22</text:p>
            <text:p text:style-name="P63">Introduce un número: </text:p>
            <text:p text:style-name="P63">28</text:p>
            <text:p text:style-name="P63">Introduce un número: </text:p>
            <text:p text:style-name="P63">0</text:p>
            <text:p text:style-name="P63"/>
          </table:table-cell>
          <table:table-cell table:style-name="Pruebas1.C3" office:value-type="float" office:value="0">
            <text:p text:style-name="P64">Suma de los números dentro del intervalo = 42.0</text:p>
            <text:p text:style-name="P64">Número de veces que escribiste el número inferior = 1</text:p>
            <text:p text:style-name="P64">Número de veces que escribiste el número superior = 1</text:p>
            <text:p text:style-name="P19">Número de veces que escribiste números fuera del intervalo = 1</text:p>
          </table:table-cell>
        </table:table-row>
        <table:table-row table:style-name="Pruebas1.4">
          <table:table-cell table:style-name="Pruebas1.A2" office:value-type="string">
            <text:p text:style-name="P71">Si introducimos límites negativos.</text:p>
          </table:table-cell>
          <table:table-cell table:style-name="Pruebas1.B2" office:value-type="float" office:value="0">
            <text:p text:style-name="P18">Introduce el número inferior del intervalo: </text:p>
            <text:p text:style-name="P63">-20</text:p>
            <text:p text:style-name="P63">Introduce el número superior del intervalo: </text:p>
            <text:p text:style-name="P63">-1</text:p>
            <text:p text:style-name="P63">Introduce un número: </text:p>
            <text:p text:style-name="P63">-20</text:p>
            <text:p text:style-name="P63">Introduce un número: </text:p>
            <text:p text:style-name="P63">-18</text:p>
            <text:p text:style-name="P63">Introduce un número: </text:p>
            <text:p text:style-name="P63">-8</text:p>
            <text:p text:style-name="P63">Introduce un número: </text:p>
            <text:p text:style-name="P63">-1</text:p>
            <text:p text:style-name="P63">Introduce un número: </text:p>
            <text:p text:style-name="P63">-1</text:p>
            <text:p text:style-name="P63">Introduce un número: </text:p>
            <text:p text:style-name="P63">9</text:p>
            <text:p text:style-name="P63">Introduce un número: </text:p>
            <text:p text:style-name="P63">-26</text:p>
            <text:p text:style-name="P63">Introduce un número: </text:p>
            <text:p text:style-name="P63">0</text:p>
          </table:table-cell>
          <table:table-cell table:style-name="Pruebas1.C2" office:value-type="float" office:value="0">
            <text:p text:style-name="P65">Suma de los números dentro del intervalo = -26.0</text:p>
            <text:p text:style-name="P65">Número de veces que escribiste el número inferior = 1</text:p>
            <text:p text:style-name="P65">Número de veces que escribiste el número superior = 2</text:p>
            <text:p text:style-name="P20">Número de veces que escribiste números fuera del intervalo = 2</text:p>
          </table:table-cell>
        </table:table-row>
        <table:table-row table:style-name="Pruebas1.5">
          <table:table-cell table:style-name="Pruebas1.A5" office:value-type="string">
            <text:p text:style-name="P72">Si introducimos límites y números con decimales.</text:p>
          </table:table-cell>
          <table:table-cell table:style-name="Pruebas1.B3" office:value-type="float" office:value="0">
            <text:p text:style-name="P18">Introduce el número inferior del intervalo: </text:p>
            <text:p text:style-name="P63">-1</text:p>
            <text:p text:style-name="P63">Introduce el número superior del intervalo: </text:p>
            <text:p text:style-name="P63">12,5</text:p>
            <text:p text:style-name="P63">Introduce un número: </text:p>
            <text:p text:style-name="P63">-6</text:p>
            <text:p text:style-name="P63">Introduce un número: </text:p>
            <text:p text:style-name="P63">-1</text:p>
            <text:p text:style-name="P63">Introduce un número: </text:p>
            <text:p text:style-name="P63">3,5</text:p>
            <text:p text:style-name="P63">Introduce un número: </text:p>
            <text:p text:style-name="P63">6,7</text:p>
            <text:p text:style-name="P63"><text:soft-page-break/>Introduce un número: </text:p>
            <text:p text:style-name="P63">0</text:p>
          </table:table-cell>
          <table:table-cell table:style-name="Pruebas1.C3" office:value-type="float" office:value="0">
            <text:p text:style-name="P65">Suma de los números dentro del intervalo = 10.2</text:p>
            <text:p text:style-name="P65">Número de veces que escribiste el número inferior = 1</text:p>
            <text:p text:style-name="P65">Número de veces que escribiste el número superior = 0</text:p>
            <text:p text:style-name="P65">Número de veces que escribiste números fuera del intervalo = 1</text:p>
            <text:p text:style-name="P20"/>
          </table:table-cell>
        </table:table-row>
        <table:table-row table:style-name="Pruebas1.6">
          <table:table-cell table:style-name="Pruebas1.A6" office:value-type="string">
            <text:p text:style-name="P73">Si uno de los límites es = 0</text:p>
          </table:table-cell>
          <table:table-cell table:style-name="Pruebas1.B6" office:value-type="string">
            <text:p text:style-name="P18">Introduce el número inferior del intervalo: </text:p>
            <text:p text:style-name="P68">0</text:p>
            <text:p text:style-name="P68">Introduce el número superior del intervalo: </text:p>
            <text:p text:style-name="P68">7</text:p>
            <text:p text:style-name="P68">Introduce un número: </text:p>
            <text:p text:style-name="P68">2</text:p>
            <text:p text:style-name="P68">Introduce un número: </text:p>
            <text:p text:style-name="P68">5</text:p>
            <text:p text:style-name="P68">Introduce un número: </text:p>
            <text:p text:style-name="P68">7</text:p>
            <text:p text:style-name="P68">Introduce un número: </text:p>
            <text:p text:style-name="P68">0</text:p>
          </table:table-cell>
          <table:table-cell table:style-name="Pruebas1.C6" office:value-type="string">
            <text:p text:style-name="P69">Suma de los números dentro del intervalo = 7.0</text:p>
            <text:p text:style-name="P69">Número de veces que escribiste el número inferior = 1</text:p>
            <text:p text:style-name="P69">Número de veces que escribiste el número superior = 1</text:p>
            <text:p text:style-name="P66">Número de veces que escribiste números fuera del intervalo = 0</text:p>
          </table:table-cell>
        </table:table-row>
      </table:table>
      <text:p text:style-name="P35"/>
      <text:p text:style-name="P35"/>
      <text:p text:style-name="P56"><text:span text:style-name="T31">EJERCICIO </text:span><text:span text:style-name="T32">2</text:span><text:span text:style-name="T30">.</text:span><text:span text:style-name="T36"> </text:span><text:span text:style-name="T1">Diseñar un algoritmo que calcule el numero de mensualidades necesarias para que una persona devuelva el pr</text:span><text:span text:style-name="T2">é</text:span><text:span text:style-name="T1">stamo que adquirió en la compra de un producto, teniendo en cuenta que cada cuant</text:span><text:span text:style-name="T2">í</text:span><text:span text:style-name="T1">a será el doble de la anterior y además el importe íntegro a devolver será incrementado en un 5 %.</text:span></text:p>
      <text:p text:style-name="P58">El programa debe informar del importe final y el número de cuantías. También deberá mostrar el importe de cada cuantía.</text:p>
      <text:p text:style-name="P58">Ejemplo:</text:p>
      <text:p text:style-name="P58">Precio del producto: 200€ =&gt; importe final a devolver 210€ ; 5 cuant<text:span text:style-name="T37">í</text:span>as</text:p>
      <text:p text:style-name="P58">Cuantías:</text:p>
      <text:p text:style-name="P59">Mes 1: 10€ (cantidad pendiente 200)</text:p>
      <text:p text:style-name="P59">Mes 2: 20€ (cantidad pendiente 180)</text:p>
      <text:p text:style-name="P58">Mes 3: 40€ (cantidad pendiente 140)</text:p>
      <text:p text:style-name="P58">Mes 4: 80€ (cantidad pendiente 60)</text:p>
      <text:p text:style-name="P58">Mes 5: 60€ (cantidad pendiente 0)</text:p>
      <text:p text:style-name="P58"/>
      <text:p text:style-name="P61">ALGORITMO:</text:p>
      <text:p text:style-name="P48"/>
      <table:table table:name="Tabla2" table:style-name="Tabla2">
        <table:table-column table:style-name="Tabla2.A"/>
        <table:table-row>
          <table:table-cell table:style-name="Tabla2.A1" office:value-type="string">
            <text:p text:style-name="P44">Declaramos el teclado.</text:p>
            <text:p text:style-name="P27">Declaramos las variables que vamos a usar, en este caso:</text:p>
            <text:p text:style-name="P9"><text:s/><text:span text:style-name="T4">int</text:span><text:span text:style-name="T40"> numMes, cuantiaMes;</text:span></text:p>
            <text:p text:style-name="P10">double <text:span text:style-name="T39">prestamo, impFinal;</text:span></text:p>
            <text:p text:style-name="P11"/>
            <text:p text:style-name="P40">Pedimos la cantidad del préstamo por teclado:</text:p>
            <text:p text:style-name="P51"><text:soft-page-break/>Syso (“Introduce cantidad del préstamo:”)</text:p>
            <text:p text:style-name="P51">prestamo = teclado;</text:p>
            <text:p text:style-name="P51"/>
            <text:p text:style-name="P40">Valor de las variables:</text:p>
            <text:p text:style-name="P51">impFinal = prestamo + (prestamo * 0.05);</text:p>
            <text:p text:style-name="P51">cuantiaMes = 10; <text:span text:style-name="T14">//</text:span><text:span text:style-name="T20">empezamos pagando 10 el primer mes</text:span></text:p>
            <text:p text:style-name="P52">numMes = 1; <text:span text:style-name="T14">//</text:span><text:span text:style-name="T21">contador de</text:span><text:span text:style-name="T14"> meses</text:span></text:p>
            <text:p text:style-name="P50">double <text:span text:style-name="T39">temp = impFinal; </text:span><text:span text:style-name="T16">//para almacenar el valor del importe final a devolver</text:span></text:p>
            <text:p text:style-name="P49"/>
            <text:p text:style-name="P41">Evitamos errores en las cantidades pedidas:</text:p>
            <text:p text:style-name="P52">Mientras (prestamo &lt;= 0), repetir <text:span text:style-name="T14">//volvemos a pedir cantidad</text:span></text:p>
            <text:p text:style-name="P52">Syso (“Error. Introduce cantidad mayor que 0”)</text:p>
            <text:p text:style-name="P52">prestamo = teclado</text:p>
            <text:p text:style-name="P52"/>
            <text:p text:style-name="P41">Desarrollamos el bucle:</text:p>
            <text:p text:style-name="P52">Mientras (impFinal &gt; cuantiaMes), repetir</text:p>
            <text:p text:style-name="P52">impFinal = impFinal – cuantiaMes;</text:p>
            <text:p text:style-name="P52">Syso (“el numMes debe pagar cuantiaMes (pendiente = impFinal)”)</text:p>
            <text:p text:style-name="P52">cuantiaMes = cuantiaMes * 2; </text:p>
            <text:p text:style-name="P52">numMes++;</text:p>
            <text:p text:style-name="P45">Final del bucle</text:p>
            <text:p text:style-name="P45"/>
            <text:p text:style-name="P46">Condición último pago:</text:p>
            <text:p text:style-name="P54">Si (impFinal &lt; cuantiaMes), entonces</text:p>
            <text:p text:style-name="P54">cuantiaMes = 0;</text:p>
            <text:p text:style-name="P54">Syso (“El numMes debe pagar impFinal (pendiente = cuantiaMes)</text:p>
            <text:p text:style-name="P54"/>
            <text:p text:style-name="P42">Mostramos por pantalla:</text:p>
            <text:p text:style-name="P53">Syso (“Debes devolver el prestamo en +numMes”)</text:p>
            <text:p text:style-name="P53">Syso (“Importe final = temp”)</text:p>
            <text:p text:style-name="P51"/>
          </table:table-cell>
        </table:table-row>
      </table:table>
      <text:p text:style-name="P32"/>
      <text:p text:style-name="P6"/>
      <text:p text:style-name="P6"/>
      <text:p text:style-name="P6"/>
      <text:p text:style-name="P39"><text:soft-page-break/></text:p>
      <text:p text:style-name="P39">BATERÍA DE PRUEBAS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79">Caso de prueba</text:p>
          </table:table-cell>
          <table:table-cell table:style-name="Tabla3.B1" office:value-type="string">
            <text:p text:style-name="P79">Entrada</text:p>
          </table:table-cell>
          <table:table-cell table:style-name="Tabla3.A1" office:value-type="string">
            <text:p text:style-name="P79">Salida</text:p>
          </table:table-cell>
        </table:table-row>
        <table:table-row table:style-name="Tabla3.2">
          <table:table-cell table:style-name="Tabla3.A2" office:value-type="string">
            <text:p text:style-name="P74">Préstamo <text:span text:style-name="T41">modelo</text:span></text:p>
          </table:table-cell>
          <table:table-cell table:style-name="Tabla3.B2" office:value-type="string">
            <text:p text:style-name="P67">Introduce la cantidad del préstamo que debe devolver: </text:p>
            <text:p text:style-name="P67">200</text:p>
            <text:p text:style-name="P21"/>
          </table:table-cell>
          <table:table-cell table:style-name="Tabla3.A2" office:value-type="string">
            <text:p text:style-name="P22">El mes 1 deberá pagar 10 (pendiente de pago: 200.0)</text:p>
            <text:p text:style-name="P70">El mes 2 deberá pagar 20 (pendiente de pago: 180.0)</text:p>
            <text:p text:style-name="P70">El mes 3 deberá pagar 40 (pendiente de pago: 140.0)</text:p>
            <text:p text:style-name="P70">El mes 4 deberá pagar 80 (pendiente de pago: 60.0)</text:p>
            <text:p text:style-name="P70">El mes 5 deberá pagar 60.0 (pendiente de pago: 0).</text:p>
            <text:p text:style-name="P70">Deberás devolver el préstamo en 5 meses.</text:p>
            <text:p text:style-name="P70">Importe final = 210.0</text:p>
            <text:p text:style-name="P21"/>
            <text:p text:style-name="P21"/>
          </table:table-cell>
        </table:table-row>
        <table:table-row>
          <table:table-cell table:style-name="Tabla3.A2" office:value-type="string">
            <text:p text:style-name="P76">Préstamo otra cantidad (importe final y las cantidades pendientes con decimales)</text:p>
          </table:table-cell>
          <table:table-cell table:style-name="Tabla3.B2" office:value-type="string">
            <text:p text:style-name="P67">Introduce la cantidad del préstamo que debe devolver: </text:p>
            <text:p text:style-name="P67">450</text:p>
          </table:table-cell>
          <table:table-cell table:style-name="Tabla3.A2" office:value-type="string">
            <text:p text:style-name="P22">El mes 1 deberá pagar 10 (pendiente de pago: 462.5)</text:p>
            <text:p text:style-name="P70">El mes 2 deberá pagar 20 (pendiente de pago: 442.5)</text:p>
            <text:p text:style-name="P70">El mes 3 deberá pagar 40 (pendiente de pago: 402.5)</text:p>
            <text:p text:style-name="P70">El mes 4 deberá pagar 80 (pendiente de pago: 322.5)</text:p>
            <text:p text:style-name="P70">El mes 5 deberá pagar 160 (pendiente de pago: 162.5)</text:p>
            <text:p text:style-name="P70">El mes 6 deberá pagar 162.5 (pendiente de pago: 0).</text:p>
            <text:p text:style-name="P70">Deberás devolver el préstamo en 6 meses.</text:p>
            <text:p text:style-name="P70">Importe final = 472.5</text:p>
            <text:p text:style-name="P21"/>
          </table:table-cell>
        </table:table-row>
        <table:table-row>
          <table:table-cell table:style-name="Tabla3.A4" office:value-type="string">
            <text:p text:style-name="P75"><text:span text:style-name="T38">P</text:span>réstamo = 0</text:p>
            <text:p text:style-name="P77"/>
          </table:table-cell>
          <table:table-cell table:style-name="Tabla3.B4" office:value-type="string">
            <text:p text:style-name="P22">Introduce la cantidad del préstamo que debe devolver: </text:p>
            <text:p text:style-name="P22">0</text:p>
          </table:table-cell>
          <table:table-cell table:style-name="Tabla3.A4" office:value-type="string">
            <text:p text:style-name="P67">Valor incorrecto. Introduzca un número válido para el préstamo: </text:p>
            <text:p text:style-name="P66"/>
          </table:table-cell>
        </table:table-row>
        <table:table-row table:style-name="Tabla3.5">
          <table:table-cell table:style-name="Tabla3.A2" office:value-type="string">
            <text:p text:style-name="P75">Préstamo negativo</text:p>
          </table:table-cell>
          <table:table-cell table:style-name="Tabla3.B2" office:value-type="string">
            <text:p text:style-name="P22">Introduce la cantidad del préstamo que debe devolver: </text:p>
            <text:p text:style-name="P22">-2345</text:p>
          </table:table-cell>
          <table:table-cell table:style-name="Tabla3.A2" office:value-type="string">
            <text:p text:style-name="P67">Valor incorrecto. Introduzca un número válido para el préstamo: </text:p>
          </table:table-cell>
        </table:table-row>
      </table:table>
      <text:p text:style-name="P36"/>
      <text:p text:style-name="P36"/>
      <text:p text:style-name="P35"/>
      <text:p text:style-name="P7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52dab" officeooo:paragraph-rsid="001a97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9.477cm" svg:y="-1.032cm" svg:width="7.35cm" svg:height="1.806cm" draw:z-index="5"><draw:image xlink:href="Pictures/10000201000001180000004754EDCEB4338F3B0D.png" xlink:type="simple" xlink:show="embed" xlink:actuate="onLoad" draw:mime-type="image/png"/></draw:frame>PROGRAMACIÓN – TEMA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9T16:01:00</meta:creation-date>
    <meta:initial-creator>Usuario</meta:initial-creator>
    <dc:date>2023-10-27T16:34:02.452000000</dc:date>
    <meta:editing-duration>PT55M5S</meta:editing-duration>
    <meta:editing-cycles>12</meta:editing-cycles>
    <meta:generator>LibreOffice/7.0.1.2$Windows_X86_64 LibreOffice_project/7cbcfc562f6eb6708b5ff7d7397325de9e764452</meta:generator>
    <meta:document-statistic meta:table-count="4" meta:image-count="1" meta:object-count="0" meta:page-count="6" meta:paragraph-count="216" meta:word-count="1250" meta:character-count="7414" meta:non-whitespace-character-count="6203"/>
  </office:meta>
</office:document-meta>
</file>